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aziel Rodrigues<text:s/></text:span><text:span text:style-name="T2"/></text:p>
      <text:p text:style-name="P1"><text:span text:style-name="T2"><text:s/>Rua João Sotero de Castro, 17060-050 Bauru (Brasil) +55 14 99159-1228, razielx3@live.com</text:span><text:span text:style-name="T3"/></text:p>
      <text:p text:style-name="P1"><text:span text:style-name="T3">Assunto: Carta de apresentação</text:span><text:span text:style-name="T4"/></text:p>
      <text:p text:style-name="P1"><text:span text:style-name="T4">Caro Senhores, </text:span></text:p>
      <text:p text:style-name="P1"><text:span text:style-name="T4">Estou buscando uma oportunidade de desenvolvedor php, aonde eu possa eveoluir como pessoa e profissional e essa vaga parece ser a oportunidade perfeita para isso, por isso eu gostaria de compartilhar um pouco sobre mim nessa aprensentação.</text:span></text:p>
      <text:p text:style-name="P1"><text:span text:style-name="T4">Tenho 23 anos e trabalho com tecnologia desde 2018 a minha jornada começou logo após o primeiro ano da faculdade onde tive a oportunidade de trabalhar como desenvolvedor php para a Gálata tecnologia, lugar onde eu fiz meus primeiros códigos em PHP e aprendi bastante dos conceitos de WEB. Atualmente estou trabalhando em um projeto internacional de vendas de cruzeiros, aonde eu tenho a responsabilidade de melhorar o atual código e fazer novas features para o cliente. </text:span></text:p>
      <text:p text:style-name="P1"><text:span text:style-name="T4">Durante esse tempo eu tive a oportunidade de trabalhar com as seguintes tecnologias: PHP, JQuery, Bootstrap, MySQL, PostgresSQL, Oracle, React, TDD, Clean Code, Git, Symfony, JavaScript, SOAP, REST, Docker, Jira, Scrum, Vue, Laravel, Kanban, SEO, DNS, OOP, CSS, MVC. Algo que também é muito importante para mim é o aprendizado do inglês e o melhoramento continuo do que eu já sei. Gosto bastante de estudar e não ligo de ter que aprender coisas novas (na verdade isso me deixa empolgado).</text:span></text:p>
      <text:p text:style-name="P1"><text:span text:style-name="T4">Por fim, eu valorizo muito o trabalho em equipe e sempre tento dar o meu melhor pelo bem do time, um detalhe que não é menos importante sobre é referente ao meu esforço, eu não desisto de algo fácil e por mais que eu não consiga, eu vou tentar até atingir o objetivo final.</text:span></text:p>
      <text:p text:style-name="P1"><text:span text:style-name="T5">veja alguns dos meus projetos no meu Github</text:span><text:span text:style-name="T6">:<text:s/></text:span><text:a xlink:href="https://github.com/RazielMiranda"><text:span text:style-name="T7">https://github.com/RazielMiranda</text:span></text:a><text:span text:style-name="T8"/></text:p>
      <text:p text:style-name="P1"><text:span text:style-name="T8">Cordialmente,</text:span></text:p>
      <text:p text:style-name="P1"><text:span text:style-name="T8">Raziel Rodrigue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